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 style:font-family-generic="roman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01.04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ext-properties style:font-name="Cambria" fo:font-size="11pt" style:font-size-asian="11pt" style:font-size-complex="11pt"/>
    </style:style>
    <style:style style:name="T1" style:family="text">
      <style:text-properties style:font-name="Cambria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/>
          <table:table-cell table:number-columns-repeated="16"/>
          <table:table-cell table:style-name="ce1" office:value-type="string" calcext:value-type="string">
            <text:p>?</text:p>
          </table:table-cell>
          <table:table-cell table:number-columns-repeated="1006"/>
        </table:table-row>
        <table:table-row table:style-name="ro1">
          <table:table-cell/>
          <table:table-cell table:style-name="ce1" office:value-type="string" calcext:value-type="string">
            <text:p>L1/1/1pkt</text:p>
          </table:table-cell>
          <table:table-cell table:style-name="ce1" office:value-type="string" calcext:value-type="string">
            <text:p>2/1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5/1pkt</text:p>
          </table:table-cell>
          <table:table-cell table:style-name="ce1" office:value-type="string" calcext:value-type="string">
            <text:p>6/2pkt</text:p>
          </table:table-cell>
          <table:table-cell table:style-name="ce1" office:value-type="string" calcext:value-type="string">
            <text:p>7/2pkt</text:p>
          </table:table-cell>
          <table:table-cell table:style-name="ce1" office:value-type="string" calcext:value-type="string">
            <text:p>L2a/1/0,5pkt</text:p>
          </table:table-cell>
          <table:table-cell table:style-name="ce1" office:value-type="string" calcext:value-type="string">
            <text:p>2/0,5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4/1pkt</text:p>
          </table:table-cell>
          <table:table-cell table:style-name="ce1" office:value-type="string" calcext:value-type="string">
            <text:p>5/2pkt</text:p>
          </table:table-cell>
          <table:table-cell table:style-name="ce1" office:value-type="string" calcext:value-type="string">
            <text:p>6/1pkt</text:p>
          </table:table-cell>
          <table:table-cell table:style-name="ce1" office:value-type="string" calcext:value-type="string">
            <text:p>7/1pkt</text:p>
          </table:table-cell>
          <table:table-cell table:style-name="ce1" office:value-type="string" calcext:value-type="string">
            <text:p>8/2pkt</text:p>
          </table:table-cell>
          <table:table-cell table:style-name="ce1" office:value-type="string" calcext:value-type="string">
            <text:p>9/4pkt</text:p>
          </table:table-cell>
          <table:table-cell table:style-name="ce1" office:value-type="string" calcext:value-type="string">
            <text:p>10/4pkt</text:p>
          </table:table-cell>
          <table:table-cell table:style-name="ce1" office:value-type="string" calcext:value-type="string">
            <text:p>L2b/1/1pkt</text:p>
          </table:table-cell>
          <table:table-cell table:style-name="ce1" office:value-type="string" calcext:value-type="string">
            <text:p>2/1pkt</text:p>
          </table:table-cell>
          <table:table-cell table:style-name="ce1" office:value-type="string" calcext:value-type="string">
            <text:p>2znowu/1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4/1pkt</text:p>
          </table:table-cell>
          <table:table-cell table:style-name="ce1" office:value-type="string" calcext:value-type="string">
            <text:p>5/1pkt</text:p>
          </table:table-cell>
          <table:table-cell table:style-name="ce1" office:value-type="string" calcext:value-type="string">
            <text:p>6/1pkt</text:p>
          </table:table-cell>
          <table:table-cell table:style-name="ce1" office:value-type="string" calcext:value-type="string">
            <text:p>7/1pkt</text:p>
          </table:table-cell>
          <table:table-cell table:style-name="ce1" office:value-type="string" calcext:value-type="string">
            <text:p>L3a/1/3pkt</text:p>
          </table:table-cell>
          <table:table-cell table:style-name="ce1" office:value-type="string" calcext:value-type="string">
            <text:p>2/4pkt</text:p>
          </table:table-cell>
          <table:table-cell table:style-name="ce1" office:value-type="string" calcext:value-type="string">
            <text:p>3/3pkt</text:p>
          </table:table-cell>
          <table:table-cell table:style-name="ce1" office:value-type="string" calcext:value-type="string">
            <text:p>L3b/1/1pkt</text:p>
          </table:table-cell>
          <table:table-cell table:style-name="ce1" office:value-type="string" calcext:value-type="string">
            <text:p>2/2pkt</text:p>
          </table:table-cell>
          <table:table-cell table:style-name="ce1" office:value-type="string" calcext:value-type="string">
            <text:p>L4b/1/3pkt</text:p>
          </table:table-cell>
          <table:table-cell table:style-name="ce1" office:value-type="string" calcext:value-type="string">
            <text:p>L5/1/2pkt</text:p>
          </table:table-cell>
          <table:table-cell table:style-name="ce1" office:value-type="string" calcext:value-type="string">
            <text:p>2/1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L6/1/2pkt</text:p>
          </table:table-cell>
          <table:table-cell table:style-name="ce1" office:value-type="string" calcext:value-type="string">
            <text:p>3/4pkt</text:p>
          </table:table-cell>
          <table:table-cell table:style-name="ce1" office:value-type="string" calcext:value-type="string">
            <text:p>4/2pkt</text:p>
          </table:table-cell>
          <table:table-cell table:style-name="ce1" office:value-type="string" calcext:value-type="string">
            <text:p>5/4pkt</text:p>
          </table:table-cell>
          <table:table-cell table:style-name="ce1" office:value-type="string" calcext:value-type="string">
            <text:p>L7/1/3pkt</text:p>
          </table:table-cell>
          <table:table-cell table:style-name="ce1" office:value-type="string" calcext:value-type="string">
            <text:p>2/3pkt</text:p>
          </table:table-cell>
          <table:table-cell table:style-name="ce1" office:value-type="string" calcext:value-type="string">
            <text:p>3/3pkt</text:p>
          </table:table-cell>
          <table:table-cell table:style-name="ce1" office:value-type="string" calcext:value-type="string">
            <text:p>L8/1/2pkt</text:p>
          </table:table-cell>
          <table:table-cell table:style-name="ce1" office:value-type="string" calcext:value-type="string">
            <text:p>2/2pkt</text:p>
          </table:table-cell>
          <table:table-cell table:style-name="ce1" office:value-type="string" calcext:value-type="string">
            <text:p>3/2pkt</text:p>
          </table:table-cell>
          <table:table-cell table:style-name="ce1" office:value-type="string" calcext:value-type="string">
            <text:p>4/2pkt</text:p>
          </table:table-cell>
          <table:table-cell table:style-name="ce1" office:value-type="string" calcext:value-type="string">
            <text:p>5/1pkt</text:p>
          </table:table-cell>
          <table:table-cell office:value-type="string" calcext:value-type="string">
            <text:p>L9/1/2pkt</text:p>
          </table:table-cell>
          <table:table-cell office:value-type="string" calcext:value-type="string">
            <text:p>2/2pkt</text:p>
          </table:table-cell>
          <table:table-cell office:value-type="string" calcext:value-type="string">
            <text:p>3/1pkt</text:p>
          </table:table-cell>
          <table:table-cell office:value-type="string" calcext:value-type="string">
            <text:p>L10/1/5pkt</text:p>
          </table:table-cell>
          <table:table-cell office:value-type="string" calcext:value-type="string">
            <text:p>2/4pkt</text:p>
          </table:table-cell>
          <table:table-cell office:value-type="string" calcext:value-type="string">
            <text:p>3/5pkt</text:p>
          </table:table-cell>
          <table:table-cell office:value-type="string" calcext:value-type="string">
            <text:p>4/3pkt</text:p>
          </table:table-cell>
          <table:table-cell office:value-type="string" calcext:value-type="string">
            <text:p>5/3pkt</text:p>
          </table:table-cell>
          <table:table-cell office:value-type="string" calcext:value-type="string">
            <text:p>6/3pkt</text:p>
          </table:table-cell>
          <table:table-cell office:value-type="string" calcext:value-type="string">
            <text:p>7/3pkt</text:p>
          </table:table-cell>
          <table:table-cell office:value-type="string" calcext:value-type="string">
            <text:p>8/6pkt</text:p>
          </table:table-cell>
          <table:table-cell office:value-type="string" calcext:value-type="string">
            <text:p>9/4pkt</text:p>
          </table:table-cell>
          <table:table-cell office:value-type="string" calcext:value-type="string">
            <text:p>L11/0/1pkt</text:p>
          </table:table-cell>
          <table:table-cell office:value-type="string" calcext:value-type="string">
            <text:p>1/6pkt</text:p>
          </table:table-cell>
          <table:table-cell office:value-type="string" calcext:value-type="string">
            <text:p>Projekt/24pkt</text:p>
          </table:table-cell>
          <table:table-cell office:value-type="string" calcext:value-type="string">
            <text:p>Max: 131 pkt + 24 pkt = 155 pkt; zwolnienie z egzaminu od 121 punktów; C=131 zaliczenie ćwiczeń od 66 pkt</text:p>
          </table:table-cell>
          <table:table-cell table:number-columns-repeated="962"/>
        </table:table-row>
        <table:table-row table:style-name="ro1">
          <table:table-cell table:style-name="ce1" office:value-type="string" calcext:value-type="string">
            <text:p>Olga P. (stan na 16.05.2017)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 poprawy - 100% na zbiorze testowym to nie overfittin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15"/>
          <table:table-cell table:formula="of:=SUM([.B3:.BI3])" office:value-type="float" office:value="33" calcext:value-type="float">
            <text:p>33</text:p>
          </table:table-cell>
          <table:table-cell table:number-columns-repeated="962"/>
        </table:table-row>
        <table:table-row table:style-name="ro1">
          <table:table-cell table:style-name="ce1" office:value-type="string" calcext:value-type="string">
            <text:p>Anna-Maria S. (stan na 16.05.2017)</text:p>
          </table:table-cell>
          <table:table-cell table:style-name="ce1" office:value-type="float" office:value="0.75" calcext:value-type="float">
            <text:p>0.7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do poprawy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- Toy Linear Regression powinien korzystać ze wzoru na MLE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 poprawy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 poprawy (czy kod był testowany?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0"/>
          <table:table-cell table:formula="of:=SUM([.B4:.BI4])" office:value-type="float" office:value="31.75" calcext:value-type="float">
            <text:p>31.75</text:p>
          </table:table-cell>
          <table:table-cell table:number-columns-repeated="962"/>
        </table:table-row>
        <table:table-row table:style-name="ro2">
          <table:table-cell table:style-name="ce1" office:value-type="string" calcext:value-type="string">
            <text:p>Michał O. (stan na 16.05.2017)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o poprawy - zdarzenie B2 to nie jest po prostu zdarzenie B1 w innej kolejności</text:p>
          </table:table-cell>
          <table:table-cell table:style-name="ce1" office:value-type="string" calcext:value-type="string">
            <text:p>do poprawy - np. zacząć od tego, żeby loglh przyjmował też "domain", a nie tylko "t"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- macierz kowariancji musi być dodatnio określona, było wcześniej wspomniane, jak ją losować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- dodać metodę "predict"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- nie ma obrazków? (a nawet jak były, to dodać reshape)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o poprawy - bias liczyć do prawdziwego sinusa (funkcja "f"), z rysunku powinno wyjść, że mse = bias^2 + variance + szum</text:p>
          </table:table-cell>
          <table:table-cell table:style-name="ce1" office:value-type="string" calcext:value-type="string">
            <text:p>do poprawy - pytanie jest o bias <text:span text:style-name="T1">estymatora</text:span>, nie modelu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o poprawy - rysunek?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string" calcext:value-type="string">
            <text:p>przerobić rysunki, zaznaczyć kropki (jak w podanym linku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/>
          <table:table-cell table:formula="of:=SUM([.B5:.BI5])" office:value-type="float" office:value="56" calcext:value-type="float">
            <text:p>56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Andrzej G. (stan na 05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 poprawy – draw(c), nie draw(0.01)</text:p>
          </table:table-cell>
          <table:table-cell office:value-type="string" calcext:value-type="string">
            <text:p>do poprawy – jest nowsza (inna) wersja zadania; zamiast gaussa użyć rozkładu Bernoulliego; MLE to nie jest dobieranie etykiety C_k, tylko parametrów – jakie parametry ma ten model? Ile ich jest i jaki jest wzór?</text:p>
          </table:table-cell>
          <table:table-cell office:value-type="string" calcext:value-type="string">
            <text:p>do poprawy – należy wielokrotnie losować zestaw danych D, MSE liczyć empirycznie, nie z wzoru</text:p>
          </table:table-cell>
          <table:table-cell office:value-type="string" calcext:value-type="string">
            <text:p>do poprawy – estymatora, nie modelu (hint – bias i variance raczej nie mogą jednocześnie maleć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table:formula="of:=SUM([.B6:.BI6])" office:value-type="float" office:value="70" calcext:value-type="float">
            <text:p>70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Michał K. (stan na 07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 poprawy – macierz kowariancji ma rozmiar 2x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prawie ok, ale co to jest “prawdopodobieństwo nie wybrania elementu z próbki testującej”? Chyba nie tak działa train_test_spl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B7:.BI7])" office:value-type="float" office:value="57" calcext:value-type="float">
            <text:p>57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Dariusz R. (stan na 07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do poprawy – metoda “predict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czy <text:s/>zestawy danych faktycznie są różne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  <table:table-cell table:formula="of:=SUM([.B8:.BI8])" office:value-type="float" office:value="51" calcext:value-type="float">
            <text:p>51</text:p>
          </table:table-cell>
          <table:table-cell table:number-columns-repeated="962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office:value-type="string" calcext:value-type="string">
            <text:p>Szymon T. (stan na 07.06.2017)</text:p>
          </table:table-cell>
          <table:table-cell table:number-columns-repeated="60"/>
          <table:table-cell office:value-type="float" office:value="0" calcext:value-type="float">
            <text:p>0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Tomasz S. (stan na 07.06.2017)</text:p>
          </table:table-cell>
          <table:table-cell table:number-columns-repeated="60"/>
          <table:table-cell office:value-type="float" office:value="0" calcext:value-type="float">
            <text:p>0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Łukasz S. (stan na 07.06.2017)</text:p>
          </table:table-cell>
          <table:table-cell table:number-columns-repeated="60"/>
          <table:table-cell office:value-type="float" office:value="0" calcext:value-type="float">
            <text:p>0</text:p>
          </table:table-cell>
          <table:table-cell table:number-columns-repeated="96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 style:font-family-generic="roman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5:20:42.9478725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m0$Build-2</meta:generator>
    <dc:date>2017-06-07T16:18:04.524806823</dc:date>
    <meta:editing-duration>PT1H5M</meta:editing-duration>
    <meta:editing-cycles>15</meta:editing-cycles>
    <meta:document-statistic meta:table-count="1" meta:cell-count="348" meta:object-count="0"/>
  </office:meta>
</office:document-meta>
</file>